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-subtitle">
      <style:graphic-properties draw:fill-color="#ffffff" draw:textarea-vertical-align="top" fo:min-height="16.251cm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5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style-name="Italic" style:font-pitch="fixed" fo:font-size="16pt" style:font-size-asian="15pt" style:font-size-complex="15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  <style:text-properties fo:font-family="'Courier New'" style:font-family-generic="modern" style:font-pitch="fixed"/>
    </style:style>
    <style:style style:name="P10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P11" style:family="paragraph">
      <style:paragraph-properties fo:margin-left="1.90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P12" style:family="paragraph">
      <style:paragraph-properties fo:margin-left="3.175cm" fo:margin-right="0cm" fo:margin-top="0cm" fo:margin-bottom="0.499cm" fo:line-height="90%" fo:text-align="start" fo:text-indent="-0.635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Courier New'" style:font-family-generic="modern" style:font-pitch="fixed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c5000b" style:text-line-through-style="none" style:text-position="0% 100%" fo:font-family="'Courier New'" style:font-family-generic="modern" style:font-pitch="fixed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family="'Courier 10 Pitch'" style:font-style-name="Italic" style:font-pitch="fixed" fo:font-size="16pt" style:font-size-asian="15pt" style:font-size-complex="15pt"/>
    </style:style>
    <style:style style:name="T7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Liberation Sans'" style:font-family-generic="roman" style:font-pitch="variable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Courier 10 Pitch'" style:font-family-generic="roman" style:font-pitch="fixed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Courier 10 Pitch'" style:font-family-generic="roman" style:font-pitch="fixed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Courier 10 Pitch'" style:font-family-generic="roman" style:font-pitch="fixed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'Courier New'" style:font-family-generic="modern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3465a4" style:text-line-through-style="none" style:text-position="0% 100%" fo:font-family="'Courier New'" style:font-family-generic="modern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Courier 10 Pitch'" style:font-family-generic="roman" style:font-pitch="fixed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Courier New'" style:font-family-generic="moder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min-label-width="0.635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27cm" text:min-label-width="0.635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54cm" text:min-label-width="0.635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08cm" text:min-label-width="0.635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5cm" text:min-label-width="0.635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2cm" text:min-label-width="0.6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9cm" text:min-label-width="0.635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16cm" text:min-label-width="0.635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Subtitle 2" presentation:style-name="pr2" draw:text-style-name="P1" draw:layer="layout" svg:width="25.199cm" svg:height="12.179cm" svg:x="1.4cm" svg:y="4.914cm" presentation:class="subtitle">
          <draw:text-box>
            <text:p text:style-name="P2"><text:span text:style-name="T1">Test::DBIx::Class</text:span></text:p>
            <text:p text:style-name="P2"><text:span text:style-name="T1">And</text:span></text:p>
            <text:p text:style-name="P2"><text:span text:style-name="T1">Test::DBIx::Class::Schema</text:span></text:p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1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Application</text:span></text:p>
              </text:list-item>
              <text:list-item>
                <text:p text:style-name="P4"><text:span text:style-name="T3">lib/MyApp/Schema/Result/{Table}.pm</text:span></text:p>
              </text:list-item>
              <text:list-item>
                <text:p text:style-name="P4"><text:span text:style-name="T3"><text:s text:c="17"/></text:span><text:span text:style-name="T3">ResultSet/{Table}.p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>Test::Class::Moose</text:span></text:p>
              </text:list-item>
              <text:list-item>
                <text:p text:style-name="P4"><text:span text:style-name="T3">t/tests/TestsFor/MyApp/Schema/Result/{Table}.pm</text:span></text:p>
              </text:list-item>
              <text:list-item>
                <text:p text:style-name="P4"><text:span text:style-name="T3"><text:s text:c="30"/></text:span><text:span text:style-name="T4">ResultSet/{Table}.pm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2" presentation:class="page"/>
          <draw:frame draw:name="Notes Placeholder 2" presentation:style-name="pr6" draw:text-style-name="P1" draw:layer="layout" svg:width="17.271cm" svg:height="12.572cm" svg:x="2.159cm" svg:y="13.271cm" presentation:class="notes">
            <draw:text-box>
              <text:p text:style-name="P5"><text:span text:style-name="T5">Could not get T:C:Moose to recognize my ResultSet packages.</text:span></text:p>
              <text:p text:style-name="P5"><text:span text:style-name="T5">But I could test my Resultset method(s) in my T:C:M Result packages</text:span></text:p>
              <text:p text:style-name="P5"><text:span text:style-name="T5"/></text:p>
              <text:p text:style-name="P5"><text:span text:style-name="T5">Note: T:C:M is still beta</text:span></text:p>
            </draw:text-box>
          </draw:frame>
        </presentation:notes>
      </draw:page>
      <draw:page draw:name="page3" draw:style-name="dp1" draw:master-page-name="Master1-Layout7-blank-Blank" presentation:presentation-page-layout-name="AL2T32">
        <draw:frame presentation:style-name="pr7" draw:text-style-name="P7" draw:layer="layout" svg:width="26.924cm" svg:height="18.097cm" svg:x="0.254cm" svg:y="0.837cm" presentation:class="subtitle" presentation:user-transformed="true">
          <draw:text-box>
            <text:p text:style-name="P6"><text:span text:style-name="T6">use utf8;</text:span></text:p>
            <text:p text:style-name="P6"><text:span text:style-name="T6">package MyApp::Schema::ResultSet::Account;</text:span></text:p>
            <text:p text:style-name="P6"><text:span text:style-name="T6">use strict;</text:span></text:p>
            <text:p text:style-name="P6"><text:span text:style-name="T6">use warnings;</text:span></text:p>
            <text:p text:style-name="P6"><text:span text:style-name="T6">use Moose;</text:span></text:p>
            <text:p text:style-name="P6"><text:span text:style-name="T6">use MooseX::NonMoose;</text:span></text:p>
            <text:p text:style-name="P6"><text:span text:style-name="T6">extends 'DBIx::Class::ResultSet';</text:span></text:p>
            <text:p text:style-name="P6"><text:span text:style-name="T6">use MyApp::Schema;</text:span></text:p>
            <text:p text:style-name="P6"><text:span text:style-name="T6"/></text:p>
            <text:p text:style-name="P6"><text:span text:style-name="T6">our $VERSION = qw('0.01');</text:span></text:p>
            <text:p text:style-name="P6"><text:span text:style-name="T6"/></text:p>
            <text:p text:style-name="P6"><text:span text:style-name="T6">## no critic</text:span></text:p>
            <text:p text:style-name="P6"><text:span text:style-name="T6">sub BUILDARGS { $_[2] } <text:s text:c="3"/># ::RS::new() expects my ($class, $rsrc, $args) = @_</text:span></text:p>
            <text:p text:style-name="P6"><text:span text:style-name="T6">## use critic</text:span></text:p>
            <text:p text:style-name="P6"><text:span text:style-name="T6"/></text:p>
            <text:p text:style-name="P6"><text:span text:style-name="T6">sub get_account_info {</text:span></text:p>
            <text:p text:style-name="P6"><text:span text:style-name="T6"><text:s text:c="4"/></text:span><text:span text:style-name="T6">my $self <text:s text:c="10"/>= shift;</text:span></text:p>
            <text:p text:style-name="P6"><text:span text:style-name="T6"><text:s text:c="4"/></text:span><text:span text:style-name="T6">my $account_number = shift;</text:span></text:p>
            <text:p text:style-name="P6"><text:span text:style-name="T6"><text:s text:c="4"/></text:span><text:span text:style-name="T6">return $self-&gt;search( { account_number =&gt; $account_number } )-&gt;single;</text:span></text:p>
            <text:p text:style-name="P6"><text:span text:style-name="T6">}</text:span></text:p>
            <text:p text:style-name="P6"><text:span text:style-name="T6"/></text:p>
            <text:p text:style-name="P6"><text:span text:style-name="T6">__PACKAGE__-&gt;meta-&gt;make_immutable;</text:span></text:p>
            <text:p text:style-name="P6"><text:span text:style-name="T6">1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879cm" svg:x="1.4cm" svg:y="0.65cm" presentation:class="title">
          <draw:text-box>
            <text:p text:style-name="P8"><text:span text:style-name="T7">Do the gopher</text:span><text:span text:style-name="T7"><text:line-break/></text:span><text:span text:style-name="T8">https://en.wikipedia.org/wiki/Gopher_%28protocol%29</text:span><text:span text:style-name="T7"><text:line-break/></text:span><text:span text:style-name="T7"/></text:p>
          </draw:text-box>
        </draw:frame>
        <draw:frame draw:name="Text Placeholder 2" presentation:style-name="pr5" draw:text-style-name="P1" draw:layer="layout" svg:width="25.199cm" svg:height="10.997cm" svg:x="1.4cm" svg:y="6.096cm" presentation:class="outline">
          <draw:text-box>
            <text:list text:style-name="L2">
              <text:list-item>
                <text:p text:style-name="P4"><text:span text:style-name="T1">Time to start googling</text:span></text:p>
              </text:list-item>
              <text:list-item>
                <text:p text:style-name="P4"><text:span text:style-name="T1">Test DBIx::Class</text:span></text:p>
              </text:list-item>
            </text:list>
            <text:list text:style-name="L4">
              <text:list-item>
                <text:p text:style-name="P4"><text:span text:style-name="T1">Found a YouTube for Test::DBIx::Class::Schema</text:span></text:p>
              </text:list-item>
              <text:list-item>
                <text:p text:style-name="P4"><text:span text:style-name="T1">Found Wolfgang Kinkeldei blog entry for Test::DBIx::Clas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4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est::DBIx::Class::Schema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9">Lets start with the video</text:span></text:p>
              </text:list-item>
              <text:list-item>
                <text:p text:style-name="P4"><text:span text:style-name="T9">From 2013</text:span></text:p>
              </text:list-item>
              <text:list-item>
                <text:p text:style-name="P4"><text:span text:style-name="T10">Author: Chisel Wright</text:span></text:p>
              </text:list-item>
              <text:list-item>
                <text:p text:style-name="P4"><text:span text:style-name="T11"><text:a xlink:href="https://www.youtube.com/watch?v=exU1aQvS9_s">https://www.youtube.com/watch?v=exU1aQvS9_s</text:a></text:span></text:p>
              </text:list-item>
              <text:list-item>
                <text:p text:style-name="P4"><text:span text:style-name="T11">Suggests one table per test program.</text:span></text:p>
              </text:list-item>
              <text:list-item>
                <text:p text:style-name="P4"><text:span text:style-name="T10">Off to the perldoc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5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est::DBIx::Class:Schema</text:span><text:span text:style-name="T7"><text:line-break/></text:span><text:span text:style-name="T7">t/80-tdcs-Account.t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2">my $schematest = Test::DBIx::Class::Schema-&gt;new(</text:span></text:p>
              </text:list-item>
              <text:list-item>
                <text:p text:style-name="P4"><text:span text:style-name="T12"><text:s text:c="4"/></text:span><text:span text:style-name="T12">{</text:span></text:p>
              </text:list-item>
              <text:list-item>
                <text:p text:style-name="P4"><text:span text:style-name="T12"><text:s text:c="8"/></text:span><text:span text:style-name="T12">dsn <text:s text:c="6"/>=&gt; 'dbi:mysql:dbname=atm', <text:s text:c="3"/># or use schema option</text:span></text:p>
              </text:list-item>
              <text:list-item>
                <text:p text:style-name="P4"><text:span text:style-name="T12"><text:s text:c="8"/></text:span><text:span text:style-name="T12">namespace =&gt; 'MyApp::Schema',</text:span></text:p>
              </text:list-item>
              <text:list-item>
                <text:p text:style-name="P4"><text:span text:style-name="T12"><text:s text:c="8"/></text:span><text:span text:style-name="T12">moniker <text:s text:c="2"/>=&gt; 'Account',</text:span></text:p>
              </text:list-item>
              <text:list-item>
                <text:p text:style-name="P4"><text:span text:style-name="T12"><text:s text:c="8"/></text:span><text:span text:style-name="T12">username <text:s text:c="4"/>=&gt; 'wds',</text:span></text:p>
              </text:list-item>
              <text:list-item>
                <text:p text:style-name="P4"><text:span text:style-name="T12"><text:s text:c="8"/></text:span><text:span text:style-name="T12">password <text:s text:c="4"/>=&gt; 'wds',</text:span></text:p>
              </text:list-item>
              <text:list-item>
                <text:p text:style-name="P4"><text:span text:style-name="T12"><text:s text:c="8"/></text:span><text:span text:style-name="T12">glue <text:s text:c="8"/>=&gt; 'Result', <text:s/># fix class name if needed</text:span></text:p>
              </text:list-item>
              <text:list-item>
                <text:p text:style-name="P4"><text:span text:style-name="T12"># rather than calling diag will test that all columns/relationships</text:span></text:p>
              </text:list-item>
              <text:list-item>
                <text:p text:style-name="P4"><text:span text:style-name="T12"># are accounted for in your test and fail the test if not</text:span></text:p>
              </text:list-item>
              <text:list-item>
                <text:p text:style-name="P4"><text:span text:style-name="T13"># <text:s text:c="6"/>test_missing =&gt; 1, <text:s/># Not in POD</text:span></text:p>
              </text:list-item>
              <text:list-item>
                <text:p text:style-name="P4"><text:span text:style-name="T12"><text:s text:c="4"/></text:span><text:span text:style-name="T12">}</text:span></text:p>
              </text:list-item>
              <text:list-item>
                <text:p text:style-name="P4"><text:span text:style-name="T12">);</text:span></text:p>
              </text:list-item>
              <text:list-item>
                <text:p text:style-name="P4"><text:span text:style-name="T12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6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/80-tdcs-Account.t continued</text:span></text:p>
          </draw:text-box>
        </draw:frame>
        <draw:frame draw:name="Text Placeholder 2"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14"># tell it what to test</text:span></text:p>
              </text:list-item>
              <text:list-item>
                <text:p text:style-name="P9"><text:span text:style-name="T14">$schematest-&gt;methods( {</text:span></text:p>
              </text:list-item>
              <text:list-item>
                <text:p text:style-name="P9"><text:span text:style-name="T14"><text:s text:c="4"/></text:span><text:span text:style-name="T14">columns <text:s text:c="2"/>=&gt; [qw[ aid account_number password balance ]],</text:span></text:p>
              </text:list-item>
              <text:list-item>
                <text:p text:style-name="P9"><text:span text:style-name="T14"><text:s text:c="4"/></text:span><text:span text:style-name="T14">relations =&gt; [qw[ a_customers a_trans ]],</text:span></text:p>
              </text:list-item>
              <text:list-item>
                <text:p text:style-name="P9"><text:span text:style-name="T14"># <text:s text:c="3"/>custom =&gt; [ qw[ some_method ] ],</text:span></text:p>
              </text:list-item>
              <text:list-item>
                <text:p text:style-name="P9"><text:span text:style-name="T14"><text:s text:c="4"/></text:span><text:span text:style-name="T14">resultsets =&gt; [qw[ get_account_info ]],</text:span></text:p>
              </text:list-item>
              <text:list-item>
                <text:p text:style-name="P9"><text:span text:style-name="T14"><text:s text:c="4"/></text:span><text:span text:style-name="T14">} );</text:span></text:p>
              </text:list-item>
              <text:list-item>
                <text:p text:style-name="P9"><text:span text:style-name="T14"># run the tests</text:span></text:p>
              </text:list-item>
              <text:list-item>
                <text:p text:style-name="P9"><text:span text:style-name="T14">$schematest-&gt;run_tests();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7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10" draw:text-style-name="P1" draw:layer="layout" svg:width="25.199cm" svg:height="1.863cm" svg:x="1.4cm" svg:y="1.658cm" presentation:class="title">
          <draw:text-box>
            <text:p text:style-name="P8"><text:span text:style-name="T7">prove -lv t/80-tdcs-Account.t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5">ok 1 - use MyApp::Schema;</text:span></text:p>
              </text:list-item>
              <text:list-item>
                <text:p text:style-name="P4"><text:span text:style-name="T15">ok 2 - An object of class 'MyApp::Schema' isa 'MyApp::Schema'</text:span></text:p>
              </text:list-item>
              <text:list-item>
                <text:p text:style-name="P4"><text:span text:style-name="T15">ok 3 - An object of class 'MyApp::Schema::Result::Account'</text:span></text:p>
              </text:list-item>
              <text:list-item>
                <text:p text:style-name="P4"><text:span text:style-name="T15"><text:s text:c="11"/></text:span><text:span text:style-name="T15">isa 'MyApp::Schema::Result::Account'</text:span></text:p>
              </text:list-item>
              <text:list-item>
                <text:p text:style-name="P4"><text:span text:style-name="T15">ok 4 - 'aid' column defined in result_source</text:span></text:p>
              </text:list-item>
              <text:list-item>
                <text:p text:style-name="P4"><text:span text:style-name="T15">ok 5 - 'aid' column exists in database</text:span></text:p>
              </text:list-item>
              <text:list-item>
                <text:p text:style-name="P4"><text:span text:style-name="T15">ok 6 - 'account_number' column defined in result_source</text:span></text:p>
              </text:list-item>
              <text:list-item>
                <text:p text:style-name="P4"><text:span text:style-name="T15">ok 7 - 'account_number' column exists in database</text:span></text:p>
              </text:list-item>
              <text:list-item>
                <text:p text:style-name="P4"><text:span text:style-name="T15">ok 8 - 'password' column defined in result_source</text:span></text:p>
              </text:list-item>
              <text:list-item>
                <text:p text:style-name="P4"><text:span text:style-name="T15">ok 9 - 'password' column exists in database</text:span></text:p>
              </text:list-item>
              <text:list-item>
                <text:p text:style-name="P4"><text:span text:style-name="T15">ok 10 - 'balance' column defined in result_source</text:span></text:p>
              </text:list-item>
              <text:list-item>
                <text:p text:style-name="P4"><text:span text:style-name="T15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8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10" draw:text-style-name="P1" draw:layer="layout" svg:width="25.199cm" svg:height="1.863cm" svg:x="1.4cm" svg:y="1.658cm" presentation:class="title">
          <draw:text-box>
            <text:p text:style-name="P8"><text:span text:style-name="T7">prove -lv t/70-tdcs-Account.t part 2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5">ok 11 - 'balance' column exists in database</text:span></text:p>
              </text:list-item>
              <text:list-item>
                <text:p text:style-name="P4"><text:span text:style-name="T15">ok 12 - related source for 'a_customers' exists</text:span></text:p>
              </text:list-item>
              <text:list-item>
                <text:p text:style-name="P4"><text:span text:style-name="T15">ok 13 - self.aid valid for 'a_customers' relationship</text:span></text:p>
              </text:list-item>
              <text:list-item>
                <text:p text:style-name="P4"><text:span text:style-name="T15">ok 14 - foreign.aid valid for 'a_customers' relationship</text:span></text:p>
              </text:list-item>
              <text:list-item>
                <text:p text:style-name="P4"><text:span text:style-name="T15">ok 15 - related source for 'a_trans' exists</text:span></text:p>
              </text:list-item>
              <text:list-item>
                <text:p text:style-name="P4"><text:span text:style-name="T15">ok 16 - self.aid valid for 'a_trans' relationship</text:span></text:p>
              </text:list-item>
              <text:list-item>
                <text:p text:style-name="P4"><text:span text:style-name="T15">ok 17 - foreign.aid valid for 'a_trans' relationship</text:span></text:p>
              </text:list-item>
              <text:list-item>
                <text:p text:style-name="P4"><text:span text:style-name="T15">ok 18 # skip no custom methods</text:span></text:p>
              </text:list-item>
              <text:list-item>
                <text:p text:style-name="P4"><text:span text:style-name="T15">ok 19 - resultsets list found for testing</text:span></text:p>
              </text:list-item>
              <text:list-item>
                <text:p text:style-name="P4"><text:span text:style-name="T15">ok 20 – MyApp::Schema::ResultSet::Account-&gt;can('get_account_info'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9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10" draw:text-style-name="P1" draw:layer="layout" svg:width="25.199cm" svg:height="1.863cm" svg:x="1.4cm" svg:y="1.658cm" presentation:class="title">
          <draw:text-box>
            <text:p text:style-name="P8"><text:span text:style-name="T7">Outcome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Basically compares schema vs. database.</text:span></text:p>
              </text:list-item>
              <text:list-item>
                <text:p text:style-name="P4"><text:span text:style-name="T1">Kool, but I'm looking to resolving my issu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0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est::DBIx::Class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Lets look at Wolfgang's blog</text:span></text:p>
              </text:list-item>
              <text:list-item>
                <text:p text:style-name="P4"><text:span text:style-name="T5"><text:a xlink:href="http://blogs.perl.org/users/wolfgang_kinkeldei/2011/10/testdbixclass.html">http://blogs.perl.org/users/wolfgang_kinkeldei/2011/10/testdbixclass.html</text:a></text:span></text:p>
              </text:list-item>
              <text:list-item>
                <text:p text:style-name="P4"><text:span text:style-name="T1">From 2011</text:span></text:p>
              </text:list-item>
              <text:list-item>
                <text:p text:style-name="P4"><text:span text:style-name="T1">Give good example of using a config file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Off to the perldoc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1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est::DBIx::Class</text:span><text:span text:style-name="T7"><text:line-break/></text:span><text:span text:style-name="T7">t/70-tdc-Account.t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2">use Test::DBIx::Class {</text:span></text:p>
              </text:list-item>
              <text:list-item>
                <text:p text:style-name="P4"><text:span text:style-name="T12"><text:s text:c="4"/></text:span><text:span text:style-name="T12">schema_class =&gt; 'MyApp::Schema',</text:span></text:p>
              </text:list-item>
              <text:list-item>
                <text:p text:style-name="P4"><text:span text:style-name="T12"><text:s text:c="4"/></text:span><text:span text:style-name="T12">connect_info =&gt; [ 'dbi:mysql:dbname=atm', 'wds', 'wds' ],</text:span></text:p>
              </text:list-item>
              <text:list-item>
                <text:p text:style-name="P4"><text:span text:style-name="T12"># <text:s text:c="3"/>resultsets <text:s text:c="2"/>=&gt; [qw ( Account )],</text:span></text:p>
              </text:list-item>
              <text:list-item>
                <text:p text:style-name="P4"><text:span text:style-name="T12"><text:s text:c="4"/></text:span><text:span text:style-name="T12">columns =&gt; [qw ( aid account_number password balance )],</text:span></text:p>
              </text:list-item>
              <text:list-item>
                <text:p text:style-name="P4"><text:span text:style-name="T12"/></text:p>
              </text:list-item>
              <text:list-item>
                <text:p text:style-name="P4"><text:span text:style-name="T12"><text:s text:c="4"/></text:span><text:span text:style-name="T12"># <text:s text:c="2"/>MyApp::Schema::ResultSet::Account methods</text:span></text:p>
              </text:list-item>
              <text:list-item>
                <text:p text:style-name="P4"><text:span text:style-name="T12"><text:s text:c="4"/></text:span><text:span text:style-name="T12">customs <text:s text:c="2"/>=&gt; [qw ( get_account_info )],</text:span></text:p>
              </text:list-item>
              <text:list-item>
                <text:p text:style-name="P4"><text:span text:style-name="T12"><text:s text:c="4"/></text:span><text:span text:style-name="T12"># <text:s text:c="2"/>MyApp::Schema::Result::Account relationships</text:span></text:p>
              </text:list-item>
              <text:list-item>
                <text:p text:style-name="P4"><text:span text:style-name="T12"><text:s text:c="4"/></text:span><text:span text:style-name="T12">relations =&gt; [qw ( a_customers a_trans )],</text:span></text:p>
              </text:list-item>
              <text:list-item>
                <text:p text:style-name="P4"><text:span text:style-name="T12"><text:s text:c="4"/></text:span><text:span text:style-name="T12">deploy_db =&gt; 0,</text:span></text:p>
              </text:list-item>
              <text:list-item>
                <text:p text:style-name="P4"><text:span text:style-name="T12"><text:s text:c="2"/></text:span><text:span text:style-name="T12">}, <text:s text:c="2"/>'Account';</text:span></text:p>
              </text:list-item>
              <text:list-item>
                <text:p text:style-name="P4"><text:span text:style-name="T12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2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/70-tdc-Account.t continue</text:span></text:p>
          </draw:text-box>
        </draw:frame>
        <draw:frame draw:name="Text Placeholder 2" presentation:style-name="pr5" draw:text-style-name="P1" draw:layer="layout" svg:width="26.924cm" svg:height="12.179cm" svg:x="0.508cm" svg:y="4.914cm" presentation:class="outline">
          <draw:text-box>
            <text:list text:style-name="L2">
              <text:list-item>
                <text:p text:style-name="P4"><text:span text:style-name="T16">my $account = Account-&gt;get_account_info(10_001);</text:span></text:p>
              </text:list-item>
              <text:list-item>
                <text:p text:style-name="P4"><text:span text:style-name="T16">ok( $account-&gt;isa("MyApp::Schema::Result::Account"), "Account object" );</text:span></text:p>
              </text:list-item>
              <text:list-item>
                <text:p text:style-name="P4"><text:span text:style-name="T16">is_fields $account, {</text:span></text:p>
              </text:list-item>
              <text:list-item>
                <text:p text:style-name="P4"><text:span text:style-name="T16"><text:s text:c="5"/></text:span><text:span text:style-name="T16"># <text:s text:c="2"/>aid <text:s text:c="11"/>=&gt; 1, <text:s/># 'Comparing hash keys of $data'</text:span></text:p>
              </text:list-item>
              <text:list-item>
                <text:p text:style-name="P4"><text:span text:style-name="T16"><text:s text:c="28"/></text:span><text:span text:style-name="T16"># Will whine saying it is 'extra'</text:span></text:p>
              </text:list-item>
              <text:list-item>
                <text:p text:style-name="P4"><text:span text:style-name="T16"><text:s text:c="4"/></text:span><text:span text:style-name="T16">account_number =&gt; 10_001,</text:span></text:p>
              </text:list-item>
              <text:list-item>
                <text:p text:style-name="P4"><text:span text:style-name="T16">## no critic</text:span></text:p>
              </text:list-item>
              <text:list-item>
                <text:p text:style-name="P4"><text:span text:style-name="T16"><text:s text:c="4"/></text:span><text:span text:style-name="T16">password =&gt; '$2a$08$XSb4Q0jSOh/xMRPXS1XqQOu5VjSojnP/',</text:span></text:p>
              </text:list-item>
              <text:list-item>
                <text:p text:style-name="P4"><text:span text:style-name="T16">## use critic</text:span></text:p>
              </text:list-item>
              <text:list-item>
                <text:p text:style-name="P4"><text:span text:style-name="T16"><text:s text:c="4"/></text:span><text:span text:style-name="T16">balance =&gt; 10_400,</text:span></text:p>
              </text:list-item>
              <text:list-item>
                <text:p text:style-name="P4"><text:span text:style-name="T16"><text:s text:c="2"/></text:span><text:span text:style-name="T16">},</text:span></text:p>
              </text:list-item>
              <text:list-item>
                <text:p text:style-name="P4"><text:span text:style-name="T16"><text:s text:c="2"/></text:span><text:span text:style-name="T16">'Account 10001 has the expected fields';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3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t/70-tdc-Account.t</text:span></text:p>
          </draw:text-box>
        </draw:frame>
        <draw:frame draw:name="Text Placeholder 2" presentation:style-name="pr5" draw:text-style-name="P1" draw:layer="layout" svg:width="25.199cm" svg:height="13.12cm" svg:x="1.4cm" svg:y="4.914cm" presentation:class="outline">
          <draw:text-box>
            <text:list text:style-name="L2">
              <text:list-item>
                <text:p text:style-name="P4"><text:span text:style-name="T12">my $owner_str = MyApp::Model::Library::get_owners_names($account);</text:span></text:p>
              </text:list-item>
              <text:list-item>
                <text:p text:style-name="P4"><text:span text:style-name="T12">ok( $owner_str eq "Emily Dickinson, Robert Frost", </text:span></text:p>
              </text:list-item>
              <text:list-item>
                <text:p text:style-name="P4"><text:span text:style-name="T12"><text:s text:c="6"/></text:span><text:span text:style-name="T12">"list of owners names is correct" );</text:span></text:p>
              </text:list-item>
              <text:list-item>
                <text:p text:style-name="P4"><text:span text:style-name="T12">done_testing();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4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prove -lv t/70-tdc-Account.t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ok 1 - Account object</text:span></text:p>
              </text:list-item>
              <text:list-item>
                <text:p text:style-name="P4"><text:span text:style-name="T1">ok 2 - Account 10001 has the expected fields</text:span></text:p>
              </text:list-item>
              <text:list-item>
                <text:p text:style-name="P4"><text:span text:style-name="T1">ok 3 - list of owners names is correct</text:span></text:p>
              </text:list-item>
              <text:list-item>
                <text:p text:style-name="P4"><text:span text:style-name="T1">1..3</text:span></text:p>
              </text:list-item>
              <text:list-item>
                <text:p text:style-name="P4"><text:span text:style-name="T1">ok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5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Other options you need to review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1">force_drop_table</text:span></text:p>
              </text:list-item>
              <text:list-item>
                <text:p text:style-name="P4"><text:span text:style-name="T1">keep_db</text:span></text:p>
              </text:list-item>
              <text:list-item>
                <text:p text:style-name="P4"><text:span text:style-name="T1">traits (Moose:Roles)</text:span></text:p>
              </text:list-item>
              <text:list-item>
                <text:p text:style-name="P4"><text:span text:style-name="T1">Fixtures (to load data)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">Coderefs</text:span></text:p>
                  </text:list-item>
                  <text:list-item>
                    <text:p text:style-name="P11"><text:span text:style-name="T1">Arrayref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6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9" draw:text-style-name="P1" draw:layer="layout" svg:width="25.199cm" svg:height="3.506cm" svg:x="1.4cm" svg:y="0.837cm" presentation:class="title">
          <draw:text-box>
            <text:p text:style-name="P8"><text:span text:style-name="T7">Also</text:span></text:p>
          </draw:text-box>
        </draw:frame>
        <draw:frame draw:name="Text Placeholder 2" presentation:style-name="pr5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1">perldoc -l Test::DBIx::Clas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">Sub-director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">Example</text:span></text:p>
                      </text:list-item>
                      <text:list-item>
                        <text:p text:style-name="P12"><text:span text:style-name="T1">FixtureCommand</text:span></text:p>
                      </text:list-item>
                      <text:list-item>
                        <text:p text:style-name="P12"><text:span text:style-name="T1">Role</text:span></text:p>
                      </text:list-item>
                      <text:list-item>
                        <text:p text:style-name="P12"><text:span text:style-name="T1">SchemaManager/Tra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7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PowerPoint Presentation</dc:title>
    <meta:creation-date>2016-03-22T12:28:19Z</meta:creation-date>
    <dc:date>2016-04-14T13:27:53.41</dc:date>
    <meta:editing-cycles>30</meta:editing-cycles>
    <meta:editing-duration>PT1H28M29S</meta:editing-duration>
    <meta:document-statistic meta:object-count="230"/>
  </office:meta>
</office:document-meta>
</file>